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6E6F33404F871BAB.png" manifest:media-type="image/png"/>
  <manifest:file-entry manifest:full-path="Pictures/1000000100000780000004382117C0B3B77FA885.png" manifest:media-type="image/png"/>
  <manifest:file-entry manifest:full-path="Pictures/10000001000006400000032DFDB948EC3525F6CE.png" manifest:media-type="image/png"/>
  <manifest:file-entry manifest:full-path="Pictures/1000000100000780000004381E68BAF9177D2FD1.png" manifest:media-type="image/png"/>
  <manifest:file-entry manifest:full-path="Pictures/10000001000006400000032DA2F4C6384A676AA6.png" manifest:media-type="image/png"/>
  <manifest:file-entry manifest:full-path="Pictures/10000001000006400000032D267164E5529F725D.png" manifest:media-type="image/png"/>
  <manifest:file-entry manifest:full-path="Pictures/10000001000006400000032DB7A5769E9B3C1D9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4010" officeooo:paragraph-rsid="001d4010"/>
    </style:style>
    <style:style style:name="P2" style:family="paragraph" style:parent-style-name="Standard">
      <style:text-properties officeooo:rsid="001dbca5" officeooo:paragraph-rsid="001dbc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STGRE-SQL DATABASE MONITORING-</text:p>
      <text:p text:style-name="P1"><draw:frame draw:style-name="fr1" draw:name="Image1" text:anchor-type="char" svg:x="-1.27cm" svg:y="0.254cm" svg:width="18.306cm" svg:height="9.301cm" draw:z-index="0"><draw:image xlink:href="Pictures/10000001000006400000032DB7A5769E9B3C1D99.png" xlink:type="simple" xlink:show="embed" xlink:actuate="onLoad" draw:mime-type="image/png"/></draw:frame></text:p>
      <text:p text:style-name="P1"/>
      <text:p text:style-name="P1"><draw:frame draw:style-name="fr1" draw:name="Image2" text:anchor-type="char" svg:x="-0.753cm" svg:y="0.411cm" svg:width="17cm" svg:height="8.638cm" draw:z-index="1"><draw:image xlink:href="Pictures/10000001000006400000032D267164E5529F725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-0.688cm" svg:y="-0.127cm" svg:width="17cm" svg:height="8.638cm" draw:z-index="3"><draw:image xlink:href="Pictures/10000001000006400000032DFDB948EC3525F6CE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draw:frame draw:style-name="fr1" draw:name="Image3" text:anchor-type="char" svg:x="-0.621cm" svg:y="0.191cm" svg:width="17cm" svg:height="8.638cm" draw:z-index="2"><draw:image xlink:href="Pictures/10000001000006400000032DA2F4C6384A676AA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OPENVSWITCH DATABASE MONITORING-</text:p>
      <text:p text:style-name="P1"><draw:frame draw:style-name="fr2" draw:name="Image5" text:anchor-type="char" svg:width="17cm" svg:height="9.562cm" draw:z-index="4"><draw:image xlink:href="Pictures/1000000100000780000004382117C0B3B77FA885.png" xlink:type="simple" xlink:show="embed" xlink:actuate="onLoad" draw:mime-type="image/png"/></draw:frame></text:p>
      <text:p text:style-name="P1"><draw:frame draw:style-name="fr2" draw:name="Image6" text:anchor-type="char" svg:width="17cm" svg:height="9.562cm" draw:z-index="5"><draw:image xlink:href="Pictures/1000000100000780000004381E68BAF9177D2FD1.png" xlink:type="simple" xlink:show="embed" xlink:actuate="onLoad" draw:mime-type="image/png"/></draw:frame><draw:frame draw:style-name="fr1" draw:name="Image7" text:anchor-type="char" svg:x="0cm" svg:y="8.089cm" svg:width="17cm" svg:height="9.562cm" draw:z-index="6"><draw:image xlink:href="Pictures/1000000100000780000004386E6F33404F871BA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20:25:24.303894994</meta:creation-date>
    <dc:date>2025-04-06T20:48:47.868013763</dc:date>
    <meta:editing-duration>PT23M23S</meta:editing-duration>
    <meta:editing-cycles>2</meta:editing-cycles>
    <meta:generator>LibreOffice/7.3.7.2$Linux_X86_64 LibreOffice_project/30$Build-2</meta:generator>
    <meta:document-statistic meta:table-count="0" meta:image-count="7" meta:object-count="0" meta:page-count="3" meta:paragraph-count="2" meta:word-count="6" meta:character-count="64" meta:non-whitespace-character-count="60"/>
  </office:meta>
</office:document-meta>
</file>